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10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October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62507" calcext:value-type="float">
            <text:p><text:s/>562,507 </text:p>
          </table:table-cell>
          <table:table-cell table:style-name="ce30" office:value-type="float" office:value="3510" calcext:value-type="float">
            <text:p><text:s/>3,510 </text:p>
          </table:table-cell>
          <table:table-cell table:style-name="ce30" office:value-type="float" office:value="28562" calcext:value-type="float">
            <text:p><text:s/>28,56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508109" calcext:value-type="float">
            <text:p><text:s/>508,109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04" calcext:value-type="float">
            <text:p><text:s/>404 </text:p>
          </table:table-cell>
          <table:table-cell table:style-name="ce30" office:value-type="float" office:value="21846" calcext:value-type="float">
            <text:p><text:s/>21,846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1096" calcext:value-type="float">
            <text:p><text:s/>1,096 </text:p>
          </table:table-cell>
          <table:table-cell table:style-name="ce30" office:value-type="float" office:value="5978" calcext:value-type="float">
            <text:p><text:s/>5,978 </text:p>
          </table:table-cell>
          <table:table-cell table:style-name="ce30" office:value-type="float" office:value="3990" calcext:value-type="float">
            <text:p><text:s/>3,990 </text:p>
          </table:table-cell>
          <table:table-cell table:style-name="ce30" office:value-type="float" office:value="1988" calcext:value-type="float">
            <text:p><text:s/>1,988 </text:p>
          </table:table-cell>
          <table:table-cell table:style-name="ce30" office:value-type="float" office:value="117" calcext:value-type="float">
            <text:p><text:s/>117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7869" calcext:value-type="float">
            <text:p><text:s/>177,869 </text:p>
          </table:table-cell>
          <table:table-cell table:style-name="ce30" office:value-type="float" office:value="807" calcext:value-type="float">
            <text:p><text:s/>80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8207" calcext:value-type="float">
            <text:p><text:s/>168,20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54" calcext:value-type="float">
            <text:p><text:s/>254 </text:p>
          </table:table-cell>
          <table:table-cell table:style-name="ce30" office:value-type="float" office:value="8062" calcext:value-type="float">
            <text:p><text:s/>8,06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79" calcext:value-type="float">
            <text:p><text:s/>479 </text:p>
          </table:table-cell>
          <table:table-cell table:style-name="ce30" office:value-type="float" office:value="1674" calcext:value-type="float">
            <text:p><text:s/>1,674 </text:p>
          </table:table-cell>
          <table:table-cell table:style-name="ce30" office:value-type="float" office:value="1600" calcext:value-type="float">
            <text:p><text:s/>1,600 </text:p>
          </table:table-cell>
          <table:table-cell table:style-name="ce30" office:value-type="float" office:value="74" calcext:value-type="float">
            <text:p><text:s/>74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58" calcext:value-type="float">
            <text:p><text:s/>82,258 </text:p>
          </table:table-cell>
          <table:table-cell table:style-name="ce30" office:value-type="float" office:value="436" calcext:value-type="float">
            <text:p><text:s/>436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348" calcext:value-type="float">
            <text:p><text:s/>73,3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4" calcext:value-type="float">
            <text:p><text:s/>94 </text:p>
          </table:table-cell>
          <table:table-cell table:style-name="ce30" office:value-type="float" office:value="1944" calcext:value-type="float">
            <text:p><text:s/>1,9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9" calcext:value-type="float">
            <text:p><text:s/>149 </text:p>
          </table:table-cell>
          <table:table-cell table:style-name="ce30" office:value-type="float" office:value="596" calcext:value-type="float">
            <text:p><text:s/>596 </text:p>
          </table:table-cell>
          <table:table-cell table:style-name="ce30" office:value-type="float" office:value="403" calcext:value-type="float">
            <text:p><text:s/>403 </text:p>
          </table:table-cell>
          <table:table-cell table:style-name="ce30" office:value-type="float" office:value="193" calcext:value-type="float">
            <text:p><text:s/>193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9772" calcext:value-type="float">
            <text:p><text:s/>49,772 </text:p>
          </table:table-cell>
          <table:table-cell table:style-name="ce30" office:value-type="float" office:value="265" calcext:value-type="float">
            <text:p><text:s/>265 </text:p>
          </table:table-cell>
          <table:table-cell table:style-name="ce30" office:value-type="float" office:value="7709" calcext:value-type="float">
            <text:p><text:s/>7,70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38165" calcext:value-type="float">
            <text:p><text:s/>38,1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3343" calcext:value-type="float">
            <text:p><text:s/>3,3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9" calcext:value-type="float">
            <text:p><text:s/>159 </text:p>
          </table:table-cell>
          <table:table-cell table:style-name="ce30" office:value-type="float" office:value="639" calcext:value-type="float">
            <text:p><text:s/>639 </text:p>
          </table:table-cell>
          <table:table-cell table:style-name="ce30" office:value-type="float" office:value="555" calcext:value-type="float">
            <text:p><text:s/>555 </text:p>
          </table:table-cell>
          <table:table-cell table:style-name="ce30" office:value-type="float" office:value="84" calcext:value-type="float">
            <text:p><text:s/>8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887" calcext:value-type="float">
            <text:p><text:s/>20,887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56" calcext:value-type="float">
            <text:p><text:s/>16,3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711" calcext:value-type="float">
            <text:p><text:s/>7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212" calcext:value-type="float">
            <text:p><text:s/>212 </text:p>
          </table:table-cell>
          <table:table-cell table:style-name="ce30" office:value-type="float" office:value="211" calcext:value-type="float">
            <text:p><text:s/>211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3918" calcext:value-type="float">
            <text:p><text:s/>113,918 </text:p>
          </table:table-cell>
          <table:table-cell table:style-name="ce30" office:value-type="float" office:value="1717" calcext:value-type="float">
            <text:p><text:s/>1,71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937" calcext:value-type="float">
            <text:p><text:s/>110,9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2440" calcext:value-type="float">
            <text:p><text:s/>2,4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9" calcext:value-type="float">
            <text:p><text:s/>189 </text:p>
          </table:table-cell>
          <table:table-cell table:style-name="ce30" office:value-type="float" office:value="1885" calcext:value-type="float">
            <text:p><text:s/>1,885 </text:p>
          </table:table-cell>
          <table:table-cell table:style-name="ce30" office:value-type="float" office:value="372" calcext:value-type="float">
            <text:p><text:s/>372 </text:p>
          </table:table-cell>
          <table:table-cell table:style-name="ce30" office:value-type="float" office:value="1513" calcext:value-type="float">
            <text:p><text:s/>1,51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5134" calcext:value-type="float">
            <text:p><text:s/>115,134 </text:p>
          </table:table-cell>
          <table:table-cell table:style-name="ce30" office:value-type="float" office:value="226" calcext:value-type="float">
            <text:p><text:s/>226 </text:p>
          </table:table-cell>
          <table:table-cell table:style-name="ce30" office:value-type="float" office:value="10031" calcext:value-type="float">
            <text:p><text:s/>10,0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99013" calcext:value-type="float">
            <text:p><text:s/>99,0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2" calcext:value-type="float">
            <text:p><text:s/>32 </text:p>
          </table:table-cell>
          <table:table-cell table:style-name="ce30" office:value-type="float" office:value="5252" calcext:value-type="float">
            <text:p><text:s/>5,252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961" calcext:value-type="float">
            <text:p><text:s/>961 </text:p>
          </table:table-cell>
          <table:table-cell table:style-name="ce30" office:value-type="float" office:value="838" calcext:value-type="float">
            <text:p><text:s/>838 </text:p>
          </table:table-cell>
          <table:table-cell table:style-name="ce30" office:value-type="float" office:value="123" calcext:value-type="float">
            <text:p><text:s/>123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77" calcext:value-type="float">
            <text:p><text:s/>2,677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29" calcext:value-type="float">
            <text:p><text:s/>9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7094" calcext:value-type="float">
            <text:p><text:s/>37,094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397" calcext:value-type="float">
            <text:p><text:s/>32,39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02" calcext:value-type="float">
            <text:p><text:s/>3,402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589" calcext:value-type="float">
            <text:p><text:s/>589 </text:p>
          </table:table-cell>
          <table:table-cell table:style-name="ce31" office:value-type="float" office:value="561" calcext:value-type="float">
            <text:p><text:s/>56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961" calcext:value-type="float">
            <text:p><text:s/>4,96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1" calcext:value-type="float">
            <text:p><text:s/>3,4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4" calcext:value-type="float">
            <text:p><text:s/>3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38" calcext:value-type="float">
            <text:p><text:s/>3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746" calcext:value-type="float">
            <text:p><text:s/>1,746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7" calcext:value-type="float">
            <text:p><text:s/>1,5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9" calcext:value-type="float">
            <text:p><text:s/>1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30" calcext:value-type="float">
            <text:p><text:s/>3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71" calcext:value-type="float">
            <text:p><text:s/>5,17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79" calcext:value-type="float">
            <text:p><text:s/>4,67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96" calcext:value-type="float">
            <text:p><text:s/>196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8" calcext:value-type="float">
            <text:p><text:s/>68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79" calcext:value-type="float">
            <text:p><text:s/>1,879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6" calcext:value-type="float">
            <text:p><text:s/>1,7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23" calcext:value-type="float">
            <text:p><text:s/>2,223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7" calcext:value-type="float">
            <text:p><text:s/>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566" calcext:value-type="float">
            <text:p><text:s/>2,5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" calcext:value-type="float">
            <text:p><text:s/>1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6" calcext:value-type="float">
            <text:p><text:s/>13,056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48" calcext:value-type="float">
            <text:p><text:s/>12,1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" calcext:value-type="float">
            <text:p><text:s/>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29" calcext:value-type="float">
            <text:p><text:s/>62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4" calcext:value-type="float">
            <text:p><text:s/>9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41" calcext:value-type="float">
            <text:p><text:s/>2,641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385" calcext:value-type="float">
            <text:p><text:s/>17,385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2" calcext:value-type="float">
            <text:p><text:s/>16,2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96" calcext:value-type="float">
            <text:p><text:s/>19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052" calcext:value-type="float">
            <text:p><text:s/>7,052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14" calcext:value-type="float">
            <text:p><text:s/>2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6485" calcext:value-type="float">
            <text:p><text:s/>6,4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09" calcext:value-type="float">
            <text:p><text:s/>3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93" calcext:value-type="float">
            <text:p><text:s/>15,993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6" calcext:value-type="float">
            <text:p><text:s/>96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3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69" calcext:value-type="float">
            <text:p><text:s/>2,6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3" calcext:value-type="float">
            <text:p><text:s/>2,08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94" calcext:value-type="float">
            <text:p><text:s/>9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1" calcext:value-type="float">
            <text:p><text:s/>1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46" calcext:value-type="float">
            <text:p><text:s/>2,14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5" calcext:value-type="float">
            <text:p><text:s/>2,04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1" calcext:value-type="float">
            <text:p><text:s/>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3" calcext:value-type="float">
            <text:p><text:s/>5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2-12-06T10:15:28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